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2" style:family="table">
      <style:table-properties style:width="19.001cm" table:align="margins"/>
    </style:style>
    <style:style style:name="表格2.A" style:family="table-column">
      <style:table-column-properties style:column-width="19.001cm" style:rel-column-width="65535*"/>
    </style:style>
    <style:style style:name="表格2.A1" style:family="table-cell">
      <style:table-cell-properties fo:padding="0.097cm" fo:border="0.05pt solid #000000"/>
    </style:style>
    <style:style style:name="表格4" style:family="table">
      <style:table-properties style:width="19.001cm" table:align="margins"/>
    </style:style>
    <style:style style:name="表格4.A" style:family="table-column">
      <style:table-column-properties style:column-width="19.001cm" style:rel-column-width="65535*"/>
    </style:style>
    <style:style style:name="表格4.A1" style:family="table-cell">
      <style:table-cell-properties fo:padding="0.097cm" fo:border="0.05pt solid #000000"/>
    </style:style>
    <style:style style:name="表格1" style:family="table">
      <style:table-properties style:width="19.001cm" table:align="margins"/>
    </style:style>
    <style:style style:name="表格1.A" style:family="table-column">
      <style:table-column-properties style:column-width="19.001cm" style:rel-column-width="65535*"/>
    </style:style>
    <style:style style:name="表格1.A1" style:family="table-cell">
      <style:table-cell-properties fo:padding="0.097cm" fo:border="0.05pt solid #000000"/>
    </style:style>
    <style:style style:name="表格5" style:family="table">
      <style:table-properties style:width="19.001cm" fo:break-before="auto" fo:break-after="auto" table:align="margins"/>
    </style:style>
    <style:style style:name="表格5.A" style:family="table-column">
      <style:table-column-properties style:column-width="19.001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19.001cm" table:align="margins"/>
    </style:style>
    <style:style style:name="表格6.A" style:family="table-column">
      <style:table-column-properties style:column-width="19.001cm" style:rel-column-width="65535*"/>
    </style:style>
    <style:style style:name="表格6.A1" style:family="table-cell">
      <style:table-cell-properties fo:padding="0.097cm" fo:border="0.05pt solid #000000"/>
    </style:style>
    <style:style style:name="表格3" style:family="table">
      <style:table-properties style:width="19.001cm" table:align="margins"/>
    </style:style>
    <style:style style:name="表格3.A" style:family="table-column">
      <style:table-column-properties style:column-width="19.001cm" style:rel-column-width="65535*"/>
    </style:style>
    <style:style style:name="表格3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language-asian="zh" style:country-asian="TW" style:font-weight-asian="bold" style:font-weight-complex="bold"/>
    </style:style>
    <style:style style:name="P3" style:family="paragraph" style:parent-style-name="Standard">
      <style:text-properties fo:font-weight="bold" style:letter-kerning="true" style:language-asian="zh" style:country-asian="TW" style:font-weight-asian="bold"/>
    </style:style>
    <style:style style:name="P4" style:family="paragraph" style:parent-style-name="Standard">
      <style:text-properties style:language-asian="zh" style:country-asian="TW"/>
    </style:style>
    <style:style style:name="P5" style:family="paragraph" style:parent-style-name="Table_20_Contents"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text-properties style:language-asian="zh" style:country-asian="TW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style:language-asian="zh" style:country-asian="TW" style:font-weight-asian="bold" style:font-weight-complex="bold"/>
    </style:style>
    <style:style style:name="P8" style:family="paragraph" style:parent-style-name="Standard">
      <style:text-properties fo:font-weight="bold" style:letter-kerning="true" style:language-asian="zh" style:country-asian="TW" style:font-weight-asian="bold"/>
    </style:style>
    <style:style style:name="P9" style:family="paragraph" style:parent-style-name="Standard">
      <style:text-properties fo:font-weight="bold" style:language-asian="zh" style:country-asian="TW" style:font-weight-asian="bold" style:font-weight-complex="bold"/>
    </style:style>
    <style:style style:name="P10" style:family="paragraph" style:parent-style-name="Standard">
      <style:text-properties fo:color="#0000ff" fo:font-weight="bold" style:language-asian="zh" style:country-asian="TW" style:font-weight-asian="bold" style:font-weight-complex="bold"/>
    </style:style>
    <style:style style:name="P11" style:family="paragraph" style:parent-style-name="Standard">
      <style:text-properties fo:color="#0000ff" fo:font-weight="bold" style:letter-kerning="true" style:language-asian="zh" style:country-asian="TW" style:font-weight-asian="bold"/>
    </style:style>
    <style:style style:name="P12" style:family="paragraph" style:parent-style-name="Standard" style:master-page-name="">
      <style:paragraph-properties style:page-number="auto" fo:break-before="auto" fo:break-after="auto" fo:padding="0.074cm" fo:border-left="none" fo:border-right="none" fo:border-top="none" fo:border-bottom="0.06pt solid #000000" style:join-border="false"/>
      <style:text-properties fo:font-weight="bold" style:language-asian="zh" style:country-asian="TW" style:font-weight-asian="bold" style:font-weight-complex="bold"/>
    </style:style>
    <style:style style:name="P13" style:family="paragraph" style:parent-style-name="Standard" style:master-page-name="">
      <style:paragraph-properties style:page-number="auto" fo:break-before="auto" fo:break-after="auto" fo:padding="0.074cm" fo:border-left="none" fo:border-right="none" fo:border-top="none" fo:border-bottom="0.06pt solid #000000" style:join-border="false"/>
      <style:text-properties fo:font-weight="bold" style:language-asian="zh" style:country-asian="TW" style:font-weight-asian="bold" style:font-weight-complex="bold"/>
    </style:style>
    <style:style style:name="P14" style:family="paragraph" style:parent-style-name="Standard" style:master-page-name="">
      <style:paragraph-properties style:page-number="auto" fo:break-before="auto" fo:break-after="auto" fo:padding="0.074cm" fo:border-left="none" fo:border-right="none" fo:border-top="none" fo:border-bottom="0.06pt solid #000000" style:join-border="false"/>
      <style:text-properties fo:font-weight="bold" style:language-asian="zh" style:country-asian="TW" style:font-weight-asian="bold" style:font-weight-complex="bold"/>
    </style:style>
    <style:style style:name="P15" style:family="paragraph" style:parent-style-name="Table_20_Contents">
      <style:text-properties fo:font-weight="bold" style:language-asian="zh" style:country-asian="TW" style:font-weight-asian="bold" style:font-weight-complex="bold"/>
    </style:style>
    <style:style style:name="P16" style:family="paragraph" style:parent-style-name="Table_20_Contents" style:list-style-name="L1">
      <style:text-properties fo:font-weight="bold" style:language-asian="zh" style:country-asian="TW" style:font-weight-asian="bold" style:font-weight-complex="bold"/>
    </style:style>
    <style:style style:name="T1" style:family="text">
      <style:text-properties fo:font-weight="bold" style:language-asian="zh" style:country-asian="TW" style:font-weight-asian="bold" style:font-weight-complex="bold"/>
    </style:style>
    <style:style style:name="T2" style:family="text">
      <style:text-properties fo:font-weight="bold" style:letter-kerning="true" style:language-asian="zh" style:country-asian="TW" style:font-weight-asian="bold"/>
    </style:style>
    <style:style style:name="T3" style:family="text">
      <style:text-properties fo:font-weight="bold" style:letter-kerning="true" style:language-asian="zh" style:country-asian="TW" style:font-weight-asian="bold" style:font-weight-complex="bold"/>
    </style:style>
    <style:style style:name="T4" style:family="text">
      <style:text-properties style:letter-kerning="true"/>
    </style:style>
    <style:style style:name="T5" style:family="text">
      <style:text-properties style:font-weight-complex="bold"/>
    </style:style>
    <style:style style:name="T6" style:family="text">
      <style:text-properties fo:color="#0000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金門大學 資訊工程系 101 學年度下學期 網路程式設計 期末考 出題者：陳鍾誠</text:p>
      <text:p text:style-name="P7">考生姓名： <text:s text:c="47"/>學號： <text:s text:c="43"/>得分：</text:p>
      <text:p text:style-name="P5">以下題目學號為奇數同學做奇數題，學號為偶數同學作偶數題，共 100 題，每人做 50 題，每題 2 分。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5">名詞解釋：<text:line-break/></text:p>
            <text:p text:style-name="P5">JavaScript 相關</text:p>
            <text:list xml:id="list31487266" text:style-name="L1">
              <text:list-item>
                <text:p text:style-name="P16">JavaScript <text:span text:style-name="T6">// 一種很彈性的程式語言，是內建於瀏覽器的標準語言，通常用來做製作動態網頁。</text:span></text:p>
              </text:list-item>
              <text:list-item>
                <text:p text:style-name="P16">Node.js <text:span text:style-name="T6">// 讓 JavaScript 可以在伺服端執行的一種開發環境，採用 Google 的 V8 JIT 引擎。</text:span></text:p>
              </text:list-item>
              <text:list-item>
                <text:p text:style-name="P16">express 套件<text:span text:style-name="T6"> // Node.js 當中，用來處理 get/post 訊息的一種很方便使用的套件。</text:span></text:p>
              </text:list-item>
              <text:list-item>
                <text:p text:style-name="P16">regular expression <text:span text:style-name="T6">// 正規表達式，是用來比對、擷取或轉換字串時使用的字串比對樣式。</text:span></text:p>
              </text:list-item>
              <text:list-item>
                <text:p text:style-name="P16">AJAX <text:span text:style-name="T6">// Asynchronous JavaScript and XML, 網頁中的 JavaScript 可以透過 AJAX 動態的存取伺服端的文件。</text:span></text:p>
              </text:list-item>
              <text:list-item>
                <text:p text:style-name="P16">eval 函數<text:span text:style-name="T6"> // 可以用來把字串當作程式執行的 <text:s/>JavaScript 函數</text:span></text:p>
              </text:list-item>
              <text:list-item>
                <text:p text:style-name="P16">jQuery <text:span text:style-name="T6">// 一種很好用的 JavaScript 的框架，可以查詢選取操作網頁畫面，並且有很多延伸套件，像是 jQuery.UI 可以做互動式介面。</text:span></text:p>
              </text:list-item>
              <text:list-item>
                <text:p text:style-name="P16">npm<text:span text:style-name="T6"> // Node.js Package Manager – Node.js 的套件安裝管理工具，可用來安裝所指定的套件，例如 npm install express 可以用來安裝 express 套件。</text:span></text:p>
              </text:list-item>
              <text:list-item>
                <text:p text:style-name="P16">module.exports<text:span text:style-name="T6"> // Node.js 的模組匯出物件，當您用 &lt;name&gt; = require(&lt;package&gt;) <text:s/>時就可引用該套件。</text:span></text:p>
              </text:list-item>
              <text:list-item>
                <text:p text:style-name="P16">callback<text:span text:style-name="T6"> // 回呼函數、這種函數在某件事情完成後就會被呼叫，這在 javascript 與 node.js 當中都很常用</text:span>。</text:p>
              </text:list-item>
              <text:list-item>
                <text:p text:style-name="P16">closure<text:span text:style-name="T6"> // 閉包、Javascript 採用 lexical scope，也就是根據定義時的上下文決定變數領域的方式 (而非執行時的上下文)，因此好像有點將變數定義地點的上下文帶著走的感覺，這種領域決定方式稱為 closure。</text:span></text:p>
              </text:list-item>
              <text:list-item>
                <text:p text:style-name="P16">JSON <text:span text:style-name="T6">// 用 JavaScript 語法 (代替 XML) 定義物件的格式，這種格式可以用做網頁間的資料傳遞格式。</text:span></text:p>
                <text:p text:style-name="P16"/>
              </text:list-item>
            </text:list>
            <text:p text:style-name="P5">HTML/CSS 相關</text:p>
            <text:list xml:id="list35636110" text:continue-numbering="true" text:style-name="L1">
              <text:list-item>
                <text:p text:style-name="P16">DHTML <text:span text:style-name="T6">// 動態網頁：可與使用者進行互動的網頁，像是功能表、Google Map 等都是 DHTML 的範例</text:span>。</text:p>
              </text:list-item>
              <text:list-item>
                <text:p text:style-name="P16">DOM <text:span text:style-name="T6">// Document Object Model , HTML 在瀏覽器中會被建立為一種階層物件的架構，稱為 DOM，可用來讓 JavaScript 存取並使用。</text:span></text:p>
              </text:list-item>
              <text:list-item>
                <text:p text:style-name="P16">innerText <text:span text:style-name="T6">// DOM 中某個元素的內在文字，稱為 innerText，可以用這個屬性來取得或設定該元素的文字內容。</text:span></text:p>
              </text:list-item>
              <text:list-item>
                <text:p text:style-name="P16">innerHTML<text:span text:style-name="T6"> // DOM 中某個元素的內在 HTML，稱為 innerText，可以用這個屬性來取得或設定該元素的 HTML 內容。</text:span></text:p>
              </text:list-item>
              <text:list-item>
                <text:p text:style-name="P16">Form<text:span text:style-name="T6"> // 表單：HTML 中用來框住輸入物件的標記，並且可用 action 指定輸入完成後資料要送到哪裡。</text:span></text:p>
              </text:list-item>
              <text:list-item>
                <text:p text:style-name="P16">form 中的 method 屬性<text:span text:style-name="T6"> // form 的 method 可能為 POST 或 GET，這個參數決定表單輸入完成後要用哪種格式 (GET 或 POST) 的方式送出。</text:span></text:p>
              </text:list-item>
              <text:list-item>
                <text:p text:style-name="P16">form 中的 action 屬性 <text:span text:style-name="T6">// form 中用來指定輸入資料完成後要送到哪裡的欄位，例如 &lt;form action= “login” &gt; 的話就會送到 網站的 /login 路徑中，給對應的程式處理。</text:span></text:p>
              </text:list-item>
              <text:list-item>
                <text:p text:style-name="P16">form 中的 submit 之用途<text:span text:style-name="T6"> // form 中的 submit 是一種按鈕，當按下後會將資料傳遞到 action 所指定之處</text:span>。</text:p>
              </text:list-item>
              <text:list-item>
                <text:p text:style-name="P16">POST<text:span text:style-name="T6"> // POST 是 HTML 網頁用來傳遞輸入資料的一種方式，其輸入資料是附加在 HTTP 表頭的最後傳出的。</text:span></text:p>
              </text:list-item>
              <text:list-item>
                <text:p text:style-name="P16">GET <text:span text:style-name="T6">// POST 是 HTML 網頁用來傳遞輸入資料的一種方式，其輸入資料是附加在 HTTP 表頭的網指部分傳出的，所以這些資料會顯示在瀏覽器的網址上。</text:span></text:p>
              </text:list-item>
              <text:list-item>
                <text:p text:style-name="P16">CSS<text:span text:style-name="T6"> // Cascading Style Sheet , 階層式樣式表，是用來指定 HTML 當中特定區塊之顯示樣式的一種文件格式，例如我們可以用 a { color:red } 讓超連結變成紅色的。</text:span></text:p>
              </text:list-item>
              <text:list-item>
                <text:p text:style-name="P16">style<text:span text:style-name="T6"> // 當您想將 CSS 屬性直接寫在 HTML 某標記內時，就可以用 style 屬性，例如 &lt;p style= “color:blue”&gt; 就可以讓其內部的文字以藍色顯示。</text:span></text:p>
              </text:list-item>
              <text:list-item>
                <text:p text:style-name="P16">class <text:span text:style-name="T6">// HTML 標記的 class 屬性，可以用來讓 CSS 格式方便的指定服合這些類別的標記，例如 .header 就可以用來指定 &lt;p class= “header”&gt; … &lt;/p&gt; 這種標示 header 類別的標記。</text:span></text:p>
              </text:list-item>
              <text:list-item>
                <text:p text:style-name="P16">id <text:span text:style-name="T6">// HTML 標記內的 id 屬性，可以讓 JavaScript 透過 getElementById 的方式取得 DOM 中的該物件，例如： &lt;p id= “front_table”&gt; ...&lt;/p&gt; 就可以用 getElementById(“front_table”) 來取得。</text:span></text:p>
              </text:list-item>
            </text:list>
            <text:p text:style-name="P6"/>
          </table:table-cell>
        </table:table-row>
      </table:table>
      <text:p text:style-name="P2"/>
      <table:table table:name="表格4" table:style-name="表格4">
        <table:table-column table:style-name="表格4.A"/>
        <text:soft-page-break/>
        <table:table-row>
          <table:table-cell table:style-name="表格4.A1" office:value-type="string">
            <text:p text:style-name="P3">程式解釋 1：</text:p>
            <text:p text:style-name="P2"/>
            <text:p text:style-name="P2">1. &lt;script type="text/javascript"&gt; <text:span text:style-name="T6"><text:s/>// HTML 中 JavaScript 的起始標記</text:span></text:p>
            <text:p text:style-name="P2">2. function obj() {<text:span text:style-name="T6"> // 定義一個稱為 obj() 的函數 (這個函數其實是物件 obj 的建構函數)</text:span></text:p>
            <text:p text:style-name="P2">3. <text:s text:c="2"/>this.x = 3; <text:span text:style-name="T6"><text:s/>// 設定該物件的 x 欄位為 3 </text:span></text:p>
            <text:p text:style-name="P2">4. <text:s text:c="2"/>this["y"] = 5;<text:span text:style-name="T6"> // 設定該物件的 y 欄位為 5</text:span></text:p>
            <text:p text:style-name="P2">5. <text:s text:c="2"/>this.sum = function() { return this.x + this.y; }<text:span text:style-name="T6"> // 定義 sum 函數，傳回 x+y</text:span></text:p>
            <text:p text:style-name="P2">}</text:p>
            <text:p text:style-name="P2"/>
            <text:p text:style-name="P2">6. var o = new obj();<text:span text:style-name="T6"> // 呼叫 obj() 建構函數，建立 <text:s/>obj 物件，並傳給 o 變數。</text:span></text:p>
            <text:p text:style-name="P2"/>
            <text:p text:style-name="P2">7. document.write("o['x']="+o['x']+" y="+o.y+" sum()="+o.sum()); <text:span text:style-name="T6">// 印出物件 o 當中的 x, y 欄位，並呼叫 sum 函數。</text:span></text:p>
            <text:p text:style-name="P2">&lt;/script&gt;</text:p>
            <text:p text:style-name="P2"/>
          </table:table-cell>
        </table:table-row>
      </table:table>
      <text:p text:style-name="P2"/>
      <text:p text:style-name="P12">考生姓名： <text:s text:c="47"/>學號： <text:s text:c="43"/></text:p>
      <text:p text:style-name="P2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">程式解釋 2：</text:p>
            <text:p text:style-name="P3"/>
            <text:p text:style-name="P2">&lt;script type="text/javascript"&gt;</text:p>
            <text:p text:style-name="P2">8. var george = { <text:span text:style-name="T6">// 以 JSON 的語法建立 george 物件</text:span></text:p>
            <text:p text:style-name="P2">9. <text:s text:c="2"/>"name": "George", <text:span text:style-name="T6">// 加入欄位 name, 其內容為字串 'george'</text:span></text:p>
            <text:p text:style-name="P2">10. <text:s text:c="2"/>"age": 25, <text:span text:style-name="T6">// 加入欄位 age, 其內容為數字 25</text:span></text:p>
            <text:p text:style-name="P2">11. <text:s text:c="2"/>"friends": [ <text:span text:style-name="T6">// 加入欄位friends ，其內容為一個陣列</text:span></text:p>
            <text:p text:style-name="P2">12. <text:s text:c="5"/>{"name": "John", "age": 22 }, <text:span text:style-name="T6">// 陣列的第一個成員為 (name= “John”, age=22) 的物件</text:span></text:p>
            <text:p text:style-name="P2">13. <text:s text:c="5"/>{"name": "Mary", "age": 28 } <text:span text:style-name="T6">// 陣列的第二個成員為 (name= “Mary”, age=28) 的物件</text:span></text:p>
            <text:p text:style-name="P2"><text:s text:c="6"/>]</text:p>
            <text:p text:style-name="P2">};</text:p>
            <text:p text:style-name="P2"/>
            <text:p text:style-name="P2">14. document.write("george.age="+george.age+"&lt;br/&gt;");<text:span text:style-name="T6"> // 印出george.age 的內容</text:span></text:p>
            <text:p text:style-name="P2">15. document.write("george.friends:\n&lt;ol&gt;");<text:span text:style-name="T6"> // 印出 george.friends，並開始用 &lt;ol&gt; 顯示 HTML 項目列表</text:span>：</text:p>
            <text:p text:style-name="P2">16. var friends = george.friends; <text:span text:style-name="T6">// 取得 george 物件的 friends 欄位</text:span></text:p>
            <text:p text:style-name="P2">17. for (i in friends) <text:span text:style-name="T6">// 對於 friends 陣列中的每個成員</text:span></text:p>
            <text:p text:style-name="P2">18. <text:s text:c="2"/>document.write("&lt;li&gt;"+friends[i].name+" is "+friends[i].age+"years old!&lt;/li&gt;"); <text:span text:style-name="T6">// 都輸出姓名年齡</text:span></text:p>
            <text:p text:style-name="P2">19. document.write("&lt;/ol&gt;"); <text:span text:style-name="T6">// 輸出 &lt;/ol&gt; 結束項目列表。</text:span></text:p>
            <text:p text:style-name="P2">&lt;/script&gt;</text:p>
            <text:p text:style-name="P2"/>
            <text:p text:style-name="P3">程式解釋 3：</text:p>
            <text:p text:style-name="P2"/>
            <text:p text:style-name="P2">&lt;script type="text/javascript"&gt;</text:p>
            <text:p text:style-name="P2">var a=3, b=5;</text:p>
            <text:p text:style-name="P2">20. var result = eval('a+b');<text:span text:style-name="T6"> // 利用 eval 函數計算 'a+b' 的值</text:span></text:p>
            <text:p text:style-name="P2">21. alert('a+b='+result);<text:span text:style-name="T6"> // 顯示 a+b=8 的訊息對話框。</text:span></text:p>
            <text:p text:style-name="P2">&lt;/script&gt;</text:p>
            <text:p text:style-name="P2"/>
            <text:p text:style-name="P3">程式解釋 4：</text:p>
            <text:p text:style-name="P2"/>
            <text:p text:style-name="P2"><text:s/>&lt;html&gt;&lt;body&gt;</text:p>
            <text:p text:style-name="P2"><text:s text:c="3"/>&lt;div id ="hi"&gt;&lt;b&gt;你好!&lt;/b&gt;&lt;/div&gt;</text:p>
            <text:p text:style-name="P2">22. <text:s text:c="2"/>&lt;input type="button" value="hi.innerText" </text:p>
            <text:p text:style-name="P2"><text:s text:c="9"/>onclick="alert(document.getElementById('hi').innerText)");<text:line-break/><text:soft-page-break/><text:span text:style-name="T6">// 一個按鈕、一開始顯示 hi.innerText，當按下後會顯示 你好！</text:span><text:line-break/></text:p>
            <text:p text:style-name="P2">23. <text:s text:c="2"/>&lt;input type="button" value="hi.innerHTML" <text:s/></text:p>
            <text:p text:style-name="P2"><text:s text:c="9"/>onclick="alert(document.getElementById('hi').innerHTML)");<text:line-break/><text:span text:style-name="T6">// 一個按鈕、一開始顯示 hi.innerHTML，當按下後會顯示 &lt;b&gt;你好&lt;/b&gt;！</text:span></text:p>
            <text:p text:style-name="P2">&lt;/body&gt;&lt;/html&gt;</text:p>
            <text:p text:style-name="P2"/>
            <text:p text:style-name="P3">程式解釋 5：</text:p>
            <text:p text:style-name="P2"/>
            <text:p text:style-name="P2">&lt;html&gt;&lt;body&gt;</text:p>
            <text:p text:style-name="P2"><text:s text:c="4"/>&lt;div id ="hi"&gt;&lt;b&gt;你好!&lt;/b&gt;&lt;/div&gt;</text:p>
            <text:p text:style-name="P2">24. <text:s text:c="3"/>&lt;input type="button" value="hi.show()" <text:s/>onclick="document.getElementById('hi').style.visibility='visible'");</text:p>
            <text:p text:style-name="P2"><text:span text:style-name="T6">// 一個按鈕、一開始顯示 hi.show() ，當按下後會讓上述 <text:s/>&lt;div id ="hi"&gt;&lt;b&gt;你好!&lt;/b&gt;&lt;/div&gt; 這個段落顯示出來</text:span>。</text:p>
            <text:p text:style-name="P2">25. <text:s text:c="3"/>&lt;input type="button" value="hi.hide()" onclick="document.getElementById('hi').style.visibility='hidden'");</text:p>
            <text:p text:style-name="P2"><text:span text:style-name="T6">// 一個按鈕、一開始顯示 hi.hide() ，當按下後會讓上述 <text:s/>&lt;div id ="hi"&gt;&lt;b&gt;你好!&lt;/b&gt;&lt;/div&gt; 這個段落隱藏起來</text:span>。</text:p>
            <text:p text:style-name="P2">&lt;/body&gt;&lt;/html&gt;</text:p>
            <text:p text:style-name="P2"/>
          </table:table-cell>
        </table:table-row>
      </table:table>
      <text:p text:style-name="P4"/>
      <text:p text:style-name="P12">考生姓名： <text:s text:c="47"/>學號： <text:s text:c="43"/></text:p>
      <text:p text:style-name="P2"/>
      <table:table table:name="表格5" table:style-name="表格5">
        <table:table-column table:style-name="表格5.A"/>
        <table:table-row>
          <table:table-cell table:style-name="表格5.A1" office:value-type="string">
            <text:p text:style-name="P3">程式解釋 6：</text:p>
            <text:p text:style-name="P2"/>
            <text:p text:style-name="P2">&lt;html&gt;&lt;head&gt;</text:p>
            <text:p text:style-name="P2">&lt;style&gt;</text:p>
            <text:p text:style-name="P2">26. <text:s/>.menu <text:s text:c="2"/>{ background-color:black; color:white; padding:10px; </text:p>
            <text:p text:style-name="P2"><text:s text:c="10"/>vertical-align:top; width:100px; list-style-type:none; }</text:p>
            <text:p text:style-name="P10">// CSS 語法，用來指定功能表 &lt;li id="menu1" class="menu"&gt;menu1&lt;/li&gt; 的背景為黑色、文字為白色、內框大小為 10 點，並且對齊方式為靠頂，寬度為 100 點，項目前無標記。</text:p>
            <text:p text:style-name="P2">27. <text:s/>.menu a { color:white; text-decoration:none; }</text:p>
            <text:p text:style-name="P10">// CSS 語法，用來指定功能表內超連結的背景為白色、且超連結不要有底線。</text:p>
            <text:p text:style-name="P2">&lt;/style&gt;</text:p>
            <text:p text:style-name="P2">&lt;script type="text/javascript"&gt;</text:p>
            <text:p text:style-name="P2">28. function show(id) { <text:s/>document.getElementById(id).style.visibility='visible'; }</text:p>
            <text:p text:style-name="P10">// 用來讓某個 id 對應元素顯示出來的函數</text:p>
            <text:p text:style-name="P2">29. function hide(id) { <text:s/>document.getElementById(id).style.visibility='hidden'; }</text:p>
            <text:p text:style-name="P10">// 用來讓某個 id 對應元素隱藏起來的函數</text:p>
            <text:p text:style-name="P2">&lt;/script&gt; <text:s text:c="3"/></text:p>
            <text:p text:style-name="P2">&lt;/head&gt;</text:p>
            <text:p text:style-name="P2">30. <text:s/>&lt;body onload="JavaScript:hide('popup1');hide('popup2');"&gt;</text:p>
            <text:p text:style-name="P10">// 一開始就將兩個浮現視窗 popup1, popup2 隱藏起來。</text:p>
            <text:p text:style-name="P2">31. <text:s text:c="5"/>&lt;ul onmouseover="show('popup1');" <text:s/>onmouseout="hide('popup1')" </text:p>
            <text:p text:style-name="P2"><text:s text:c="10"/>style="position:absolute; left:100px; top:20px"&gt;</text:p>
            <text:p text:style-name="P10">// 當滑鼠移到本元件上時，就顯示浮現功能表 popup1 ，當滑鼠移出時，就隱藏該浮現功能表。</text:p>
            <text:p text:style-name="P2"><text:s text:c="8"/>&lt;li id="menu1" class="menu"&gt;menu1&lt;/li&gt;</text:p>
            <text:p text:style-name="P2"><text:s text:c="8"/>&lt;ul id="popup1" class="menu"&gt;</text:p>
            <text:p text:style-name="P2">32. <text:s text:c="9"/>&lt;li&gt;&lt;a href="JavaScript:alert('1.1');"&gt;menu 1.1&lt;/a&gt;&lt;/li&gt;</text:p>
            <text:p text:style-name="P10">// 當此項目連結被按下時，顯示對話訊息框，內容為 1.1。</text:p>
            <text:p text:style-name="P2">33. <text:s text:c="9"/>&lt;li&gt;&lt;a href="JavaScript:alert('1.2');"&gt;menu 1.2&lt;/a&gt;&lt;/li&gt;</text:p>
            <text:p text:style-name="P10">// 當此項目連結被按下時，顯示對話訊息框，內容為 1.2。</text:p>
            <text:p text:style-name="P2"><text:s text:c="8"/>&lt;/ul&gt; </text:p>
            <text:p text:style-name="P2"><text:s text:c="6"/>&lt;/ul&gt;</text:p>
            <text:p text:style-name="P2"><text:soft-page-break/>&lt;/body&gt;&lt;/html&gt;</text:p>
          </table:table-cell>
        </table:table-row>
      </table:table>
      <text:p text:style-name="P4"/>
      <table:table table:name="表格6" table:style-name="表格6">
        <table:table-column table:style-name="表格6.A"/>
        <table:table-row>
          <table:table-cell table:style-name="表格6.A1" office:value-type="string">
            <text:p text:style-name="P3">程式解釋 <text:s/>7 – 網路記事本 </text:p>
            <text:p text:style-name="P3"><text:line-break/>檔案：note.htm</text:p>
            <text:p text:style-name="P3"/>
            <text:p text:style-name="P3">&lt;!DOCTYPE html&gt;&lt;html&gt;&lt;head&gt;</text:p>
            <text:p text:style-name="P3">34. &lt;meta charset="utf-8" /&gt;</text:p>
            <text:p text:style-name="P10">// 用 <text:span text:style-name="T4">&lt;meta charset="utf-8" /&gt; 告訴流覽器這個文件的文字編碼方式為 UTF-8</text:span></text:p>
            <text:p text:style-name="P3">&lt;/head&gt;&lt;body&gt; </text:p>
            <text:p text:style-name="P3">35. <text:s/>&lt;form method="POST" action="/save/[[?path?]]"&gt;</text:p>
            <text:p text:style-name="P10">// <text:span text:style-name="T4">HTML 表單開始，採用 POST 方式傳遞訊息，當按下後會傳送到 /save/[[?path?]] 這個路徑，假如 path 為 hello.txt <text:s/>，則會傳送到 /save/hello.txt 這個網址中。</text:span></text:p>
            <text:p text:style-name="P3">36. <text:s text:c="5"/>&lt;label&gt;檔案路徑：[[?path?]]&lt;/label&gt;&lt;br&gt;</text:p>
            <text:p text:style-name="P11"><text:span text:style-name="T5">// 用 label 的方式顯示檔案路徑，例如 檔案路徑:hello.txt。</text:span></text:p>
            <text:p text:style-name="P3">37. <text:s text:c="6"/>&lt;textarea name="note" rows=30 cols=80&gt;[[?fileText?]]&lt;/textarea&gt;&lt;br/&gt;</text:p>
            <text:p text:style-name="P11"><text:span text:style-name="T5">// 用 textarea 顯示編輯視窗 ，裡面內容原為 [[?fileText?]]　(但在後面的程式中會被取代程檔案內容）</text:span></text:p>
            <text:p text:style-name="P3">38. <text:s text:c="5"/>&lt;input type="submit" value="送出"/&gt;</text:p>
            <text:p text:style-name="P11"><text:span text:style-name="T5">// 送出紐，按下後會啟動表單的 action 動作。</text:span></text:p>
            <text:p text:style-name="P3"><text:s/>&lt;/form&gt;</text:p>
            <text:p text:style-name="P3">&lt;/body&gt;&lt;/html&gt;</text:p>
            <text:p text:style-name="P3"/>
            <text:p text:style-name="P3">檔案：save.htm</text:p>
            <text:p text:style-name="P3"/>
            <text:p text:style-name="P3">&lt;!DOCTYPE html&gt;&lt;html&gt;&lt;head&gt;</text:p>
            <text:p text:style-name="P3">&lt;meta charset="utf-8" /&gt;</text:p>
            <text:p text:style-name="P3">&lt;/head&gt;&lt;body&gt; </text:p>
            <text:p text:style-name="P3">39. save:path=&lt;a href="/note/[[?path?]]"&gt;[[?path?]]&lt;/a&gt;</text:p>
            <text:p text:style-name="P11"><text:span text:style-name="T5">// 顯示檔案路徑，例如 save:path=hello.txt。</text:span></text:p>
            <text:p text:style-name="P3">40. &lt;pre&gt;[[?fileText?]]&lt;/pre&gt;</text:p>
            <text:p text:style-name="P11"><text:span text:style-name="T5">// 顯示檔案內容，在後面的程式中 [[?fileText?]] <text:s/>會被取代為檔案內容。</text:span></text:p>
            <text:p text:style-name="P3">&lt;/body&gt;</text:p>
            <text:p text:style-name="P3">&lt;/html&gt;</text:p>
            <text:p text:style-name="P3"/>
            <text:p text:style-name="P3"/>
          </table:table-cell>
        </table:table-row>
      </table:table>
      <text:p text:style-name="P4"/>
      <text:p text:style-name="P12">考生姓名： <text:s text:c="47"/>學號： <text:s text:c="43"/></text:p>
      <text:p text:style-name="P4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3">檔案：NoteServer.js</text:p>
            <text:p text:style-name="P3"/>
            <text:p text:style-name="P3">var path = require('path');</text:p>
            <text:p text:style-name="P3">var fs = require("fs");</text:p>
            <text:p text:style-name="P3">41. var qs = require('querystring'); <text:span text:style-name="T6">// 以 qs 為名稱使用 querystring 模組</text:span></text:p>
            <text:p text:style-name="P3">42. var express = require("express");<text:span text:style-name="T6"> // 以 express 為名稱使用express 模組</text:span></text:p>
            <text:p text:style-name="P3">43. var app = express(); <text:s text:c="2"/><text:span text:style-name="T6"><text:s text:c="2"/>// 呼叫 express 模組的建構函數，建立物件夠指定給 app 變數</text:span></text:p>
            <text:p text:style-name="P3">44. app.listen(80); <text:span text:style-name="T6"><text:s/>// 開啟並佔用 80 port ，開始傾聽對此連接埠的請求。</text:span></text:p>
            <text:p text:style-name="P3">45. var noteTemplate = "";<text:span text:style-name="T6"> // 設定樣版變數 noteTemplate 為空字串。</text:span></text:p>
            <text:p text:style-name="P3">46. fs.readFile("note.htm", "utf8", function(err, file) { <text:s text:c="2"/>noteTemplate = file; }); </text:p>
            <text:p text:style-name="P11">// 讀入樣版檔案 note.htm 到樣版變數 noteTemplate 當中。</text:p>
            <text:p text:style-name="P3">47. fs.readFile("save.htm", "utf8", function(err, file) { <text:s text:c="2"/>saveTemplate = file;});</text:p>
            <text:p text:style-name="P11">// 讀入儲存樣版檔案 save.htm 到樣版變數 saveTemplate 當中。</text:p>
            <text:p text:style-name="P3">48. var error = function(err, res) {<text:span text:style-name="T6"> // 定易錯誤處理函數 error。</text:span></text:p>
            <text:p text:style-name="P3"><text:soft-page-break/>49. <text:s text:c="4"/>if (err) { <text:span text:style-name="T6">// 當有錯誤發生時</text:span></text:p>
            <text:p text:style-name="P3">50. <text:s text:c="7"/>res.writeHead(404, {'Content-Type': 'text/plain'}); <text:span text:style-name="T6">// 輸出 404 找不到網頁的錯誤訊息。</text:span></text:p>
            <text:p text:style-name="P3">51. <text:s text:c="7"/>res.end(); <text:span text:style-name="T6">// 輸出回應完畢</text:span></text:p>
            <text:p text:style-name="P3"><text:s text:c="4"/>}</text:p>
            <text:p text:style-name="P3">}</text:p>
            <text:p text:style-name="P3">52. var response = function(res, type, text) { <text:span text:style-name="T6">//定義回應函數 response</text:span></text:p>
            <text:p text:style-name="P3">53. <text:s text:c="3"/>res.writeHead(200, {'Content-Type': type}); <text:span text:style-name="T6">// 輸出 200 OK 的回應表頭。</text:span></text:p>
            <text:p text:style-name="P3">54. <text:s text:c="3"/>res.write(text);<text:span text:style-name="T6"> // 輸出 text 到回應訊息中。</text:span></text:p>
            <text:p text:style-name="P3">55. <text:s text:c="3"/>console.log(text); <text:span text:style-name="T6">// 印出 text 到命令列視窗中</text:span></text:p>
            <text:p text:style-name="P3">56. <text:s text:c="3"/>res.end(); <text:span text:style-name="T6">// 輸出回應完畢</text:span></text:p>
            <text:p text:style-name="P3">}</text:p>
            <text:p text:style-name="P3">57. app.post('/save/:path', function(req, res){ <text:span text:style-name="T6">// 如果網址符合 /save/:path 這個格式，就呼叫此處的匿名函數</text:span></text:p>
            <text:p text:style-name="P3">58. <text:s text:c="3"/>console.log('save ' + req.params.path);<text:span text:style-name="T6"> // 輸出 save + 網址中的 path 欄位</text:span></text:p>
            <text:p text:style-name="P3">59. <text:s text:c="3"/>var path = "./"+req.params.path; <text:span text:style-name="T6">// 設定 path 變數為 "./"+網址中的 path 欄位</text:span></text:p>
            <text:p text:style-name="P3">60. <text:s text:c="3"/>formData = '';<text:span text:style-name="T6"> // 設定 formData 為空字串</text:span></text:p>
            <text:p text:style-name="P3">61. <text:s text:c="3"/>req.on("data", function (chunk) { <text:s/>formData += chunk; <text:s/>});<text:span text:style-name="T6"> // 當有 POST 資料時，不斷接收資料加入 formData 變數中</text:span></text:p>
            <text:p text:style-name="P3">62. <text:s text:c="3"/>req.on("end", function () { <text:span text:style-name="T6">// 當 POST 資料結束時，呼叫此處的匿名函數</text:span></text:p>
            <text:p text:style-name="P3">63. <text:s text:c="7"/>form = qs.parse(formData);<text:span text:style-name="T6"> // 剖析 POST 所傳來的 formData 字串，建立成 form 物件</text:span></text:p>
            <text:p text:style-name="P3">64. <text:s text:c="7"/>fs.writeFile(path, form.note, function (err) {<text:span text:style-name="T6"> // 將 form 的 note 欄位寫入到 path 所指定的檔案中。</text:span></text:p>
            <text:p text:style-name="P3">65. <text:s text:c="9"/>if (!err)<text:span text:style-name="T6"> // 假如檔案寫入沒有錯誤的話</text:span></text:p>
            <text:p text:style-name="P3">66. <text:s text:c="11"/>response(res, "text/html", saveTemplate.replace("[[?path?]]", req.params.path)<text:span text:style-name="T6"> // 回應訊息</text:span></text:p>
            <text:p text:style-name="P3">67. <text:s text:c="11"/>.replace("[[?path?]]", req.params.path)<text:span text:style-name="T6"> // 將 [[?path?]] 取代 (連續三次)</text:span></text:p>
            <text:p text:style-name="P3">68. <text:s text:c="11"/>.replace("[[?path?]]", req.params.path).replace("[[?fileText?]]", form.note)); ​<text:span text:style-name="T6">// 然後再將 [[?fileText?]] 取代為 form.note 的編輯內容。</text:span></text:p>
            <text:p text:style-name="P3"><text:s text:c="8"/>});</text:p>
            <text:p text:style-name="P3"><text:s text:c="4"/>}); </text:p>
            <text:p text:style-name="P3">});</text:p>
            <text:p text:style-name="P3">69. app.get('/note/:path', function(req, res){ <text:s/><text:span text:style-name="T6">// 如果網址符合 /note/:path 這個格式，就呼叫此處的匿名函數</text:span></text:p>
            <text:p text:style-name="P3">70. <text:s text:c="4"/>console.log('note ' + req.params.path); <text:span text:style-name="T6"><text:s/>// 輸出 note + 網址中的 path 欄位</text:span></text:p>
            <text:p text:style-name="P3">71. <text:s text:c="4"/>var path = "./"+req.params.path;<text:span text:style-name="T6"> // 設定 path 變數為 "./"+網址中的 path 欄位</text:span></text:p>
            <text:p text:style-name="P3">72. <text:s text:c="4"/>fs.readFile(path, "utf8", function(err, file) { <text:span text:style-name="T6">// 以 UTF8 的方式讀取 path 路徑中的檔案內容</text:span></text:p>
            <text:p text:style-name="P3"><text:s text:c="9"/>if (err)</text:p>
            <text:p text:style-name="P3">73. <text:s text:c="5"/>response(res, "text/html", noteTemplate.replace("[[?path?]]", req.params.path)</text:p>
            <text:p text:style-name="P3"><text:s text:c="15"/>.replace("[[?path?]]", req.params.path).replace("[[?fileText?]]", "檔案不存在，可修改後存檔！"));</text:p>
            <text:p text:style-name="P11">// 如果有錯 (讀取失敗)，則顯示內容為「檔案不存在，可修改後存檔！」的文字訊息</text:p>
            <text:p text:style-name="P3"><text:s text:c="8"/>else</text:p>
            <text:p text:style-name="P3">74. <text:s text:c="5"/>response(res, "text/html", noteTemplate.replace("[[?path?]]", req.params.path)</text:p>
            <text:p text:style-name="P3"><text:s text:c="16"/>.replace("[[?path?]]", req.params.path).replace("[[?fileText?]]", file));</text:p>
            <text:p text:style-name="P11">// 如果沒錯 (讀取成功)，則顯示內容為讀取的檔案內容。</text:p>
            <text:p text:style-name="P3"><text:s text:c="4"/>});</text:p>
            <text:p text:style-name="P3">});</text:p>
            <text:p text:style-name="P3">console.log('start NoteServer\n')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軟正黑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true" text:line-number="1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" style:font-size-asian="10pt" style:font-name-complex="Courier New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細明體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5:35:28.75</meta:creation-date>
    <dc:date>2013-06-16T15:50:39.98</dc:date>
    <meta:editing-duration>PT10H52M32S</meta:editing-duration>
    <meta:editing-cycles>42</meta:editing-cycles>
    <meta:generator>LibreOffice/3.5$Windows_x86 LibreOffice_project/7122e39-92ed229-498d286-15e43b4-d70da21</meta:generator>
    <meta:print-date>2013-04-12T16:29:17.63</meta:print-date>
    <meta:document-statistic meta:table-count="6" meta:image-count="0" meta:object-count="0" meta:page-count="5" meta:paragraph-count="195" meta:word-count="1918" meta:character-count="9827" meta:non-whitespace-character-count="8218"/>
  </office:meta>
</office:document-meta>
</file>